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rtedResources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ResourcesFactoryBean.SortedResourcesFactoryBean( List &lt; String &gt; 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rtedResourcesFactoryBean.setResourceLoader( ResourceLoader resourc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ResourcesFactoryBean.SortedResourcesFactoryBean( ResourceLoader resourceLoader , List &lt; String &gt; 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rtedResourcesFactoryBean.createInstan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